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1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a6099" style:text-align-source="fix" style:repeat-content="false" fo:wrap-option="wrap" fo:border="0.74pt solid #000000" style:vertical-align="bottom"/>
      <style:paragraph-properties fo:text-align="center" fo:margin-left="0in"/>
      <style:text-properties style:font-name="Nimbus Roman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74pt solid #000000" style:vertical-align="bottom"/>
      <style:paragraph-properties fo:text-align="center" fo:margin-left="0in"/>
      <style:text-properties style:font-name="Nimbus Roman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ccccc" style:text-align-source="fix" style:repeat-content="false" fo:wrap-option="wrap" fo:border="0.74pt solid #000000" style:vertical-align="bottom"/>
      <style:paragraph-properties fo:text-align="center" fo:margin-left="0in"/>
      <style:text-properties style:font-name="Nimbus Roman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37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7457in" svg:height="4.3756in" svg:x="4.3713in" svg:y="0.1189in">
            <draw:object draw:notify-on-update-of-ranges="Sheet1.A2:Sheet1.A2 Sheet1.A3:Sheet1.A18 Sheet1.B2:Sheet1.B2 Sheet1.B3:Sheet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number-columns-repeated="3" table:default-cell-style-name="ce5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Atual</text:p>
          </table:table-cell>
          <table:table-cell table:style-name="ce1" office:value-type="string" calcext:value-type="string">
            <text:p>Ideal</text:p>
          </table:table-cell>
          <table:table-cell table:style-name="ce1" office:value-type="string" calcext:value-type="string">
            <text:p>Dias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 table:number-columns-repeated="2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 table:number-columns-repeated="2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" table:number-columns-repeated="2"/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4" table:number-columns-repeated="2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4" table:number-columns-repeated="2"/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4" table:number-columns-repeated="2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4" table:number-columns-repeated="2"/>
          <table:table-cell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number-columns-repeated="3"/>
          <table:table-cell table:style-name="ce4" table:number-columns-repeated="2"/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4" table:number-columns-repeated="2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4" table:number-columns-repeated="2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4" table:number-columns-repeated="2"/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4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ce4" table:number-columns-repeated="2"/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4" table:number-columns-repeated="2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 table:number-rows-repeated="13">
          <table:table-cell table:style-name="Default" table:number-columns-repeated="3"/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5"/>
          <table:table-cell table:number-columns-repeated="3"/>
        </table:table-row>
        <calcext:conditional-formats>
          <calcext:conditional-format calcext:target-range-address="Sheet1.B3:Sheet1.B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3:Sheet1.C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5:06:39.286927112</meta:creation-date>
    <dc:date>2024-11-23T16:07:57.608245098</dc:date>
    <meta:editing-duration>PT4M54S</meta:editing-duration>
    <meta:editing-cycles>1</meta:editing-cycles>
    <meta:generator>LibreOffice/24.8.3.2$Linux_X86_64 LibreOffice_project/e14c9fdd1f585efcbb2c5363087a99d20928d522</meta:generator>
    <meta:document-statistic meta:table-count="1" meta:cell-count="5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75cm" svg:height="11.115cm" xlink:href=".." xlink:type="simple" chart:class="chart:line" chart:style-name="ch1">
        <chart:legend chart:legend-position="end" svg:x="17.547cm" svg:y="5.009cm" style:legend-expansion="high" chart:style-name="ch2"/>
        <chart:plot-area chart:style-name="ch3" table:cell-range-address="Sheet1.A2:Sheet1.B18" chart:data-source-has-labels="row" svg:x="0.393cm" svg:y="0.222cm" svg:width="16.761cm" svg:height="10.671cm">
          <chart:coordinate-region svg:x="1.026cm" svg:y="0.421cm" svg:width="15.934cm" svg:height="9.8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A18" chart:label-cell-address="Sheet1.A2:Sheet1.A2" chart:class="chart:line">
            <chart:data-point chart:repeated="16"/>
          </chart:series>
          <chart:series chart:style-name="ch7" chart:values-cell-range-address="Sheet1.B3:Sheet1.B18" chart:label-cell-address="Sheet1.B2:Sheet1.B2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ual</text:p>
                <draw:g>
                  <svg:desc>Sheet1.A2:Sheet1.A2</svg:desc>
                </draw:g>
              </table:table-cell>
              <table:table-cell office:value-type="string">
                <text:p>Ideal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A3:Sheet1.A18</svg:desc>
                </draw:g>
              </table:table-cell>
              <table:table-cell office:value-type="float" office:value="15">
                <text:p>15</text:p>
                <draw:g>
                  <svg:desc>Sheet1.B3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